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f65eb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b7ed6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Footnote">
      <style:text-properties fo:language="en" fo:country="US" officeooo:rsid="00198fdb" officeooo:paragraph-rsid="0240b567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fo:font-style="normal" officeooo:rsid="0498f494" style:font-style-asian="normal" style:font-style-complex="normal"/>
    </style:style>
    <style:style style:name="T52" style:family="text">
      <style:text-properties fo:font-style="normal" officeooo:rsid="04999064" style:font-style-asian="normal" style:font-style-complex="normal"/>
    </style:style>
    <style:style style:name="T53" style:family="text">
      <style:text-properties fo:font-style="normal" officeooo:rsid="049afb87" style:font-style-asian="normal" style:font-style-complex="normal"/>
    </style:style>
    <style:style style:name="T54" style:family="text">
      <style:text-properties fo:font-style="normal" officeooo:rsid="049b74d0" style:font-style-asian="normal" style:font-style-complex="normal"/>
    </style:style>
    <style:style style:name="T55" style:family="text">
      <style:text-properties fo:font-style="normal" officeooo:rsid="049cf371" style:font-style-asian="normal" style:font-style-complex="normal"/>
    </style:style>
    <style:style style:name="T56" style:family="text">
      <style:text-properties fo:font-style="normal" officeooo:rsid="049eb53b" style:font-style-asian="normal" style:font-style-complex="normal"/>
    </style:style>
    <style:style style:name="T57" style:family="text">
      <style:text-properties fo:font-style="normal" officeooo:rsid="049f987f" style:font-style-asian="normal" style:font-style-complex="normal"/>
    </style:style>
    <style:style style:name="T58" style:family="text">
      <style:text-properties fo:font-style="normal" officeooo:rsid="04a0bd5c" style:font-style-asian="normal" style:font-style-complex="normal"/>
    </style:style>
    <style:style style:name="T59" style:family="text">
      <style:text-properties fo:font-style="normal" officeooo:rsid="04a29a9e" style:font-style-asian="normal" style:font-style-complex="normal"/>
    </style:style>
    <style:style style:name="T60" style:family="text">
      <style:text-properties fo:font-style="normal" officeooo:rsid="04a42907" style:font-style-asian="normal" style:font-style-complex="normal"/>
    </style:style>
    <style:style style:name="T61" style:family="text">
      <style:text-properties fo:font-style="normal" officeooo:rsid="04a4c9a4" style:font-style-asian="normal" style:font-style-complex="normal"/>
    </style:style>
    <style:style style:name="T62" style:family="text">
      <style:text-properties fo:font-style="normal" officeooo:rsid="04a4d2f4" style:font-style-asian="normal" style:font-style-complex="normal"/>
    </style:style>
    <style:style style:name="T63" style:family="text">
      <style:text-properties fo:font-style="normal" officeooo:rsid="04a4d4a3" style:font-style-asian="normal" style:font-style-complex="normal"/>
    </style:style>
    <style:style style:name="T64" style:family="text">
      <style:text-properties fo:font-style="normal" officeooo:rsid="04a54584" style:font-style-asian="normal" style:font-style-complex="normal"/>
    </style:style>
    <style:style style:name="T65" style:family="text">
      <style:text-properties fo:font-style="normal" officeooo:rsid="04a66322" style:font-style-asian="normal" style:font-style-complex="normal"/>
    </style:style>
    <style:style style:name="T66" style:family="text">
      <style:text-properties fo:font-style="normal" officeooo:rsid="04a83a71" style:font-style-asian="normal" style:font-style-complex="normal"/>
    </style:style>
    <style:style style:name="T67" style:family="text">
      <style:text-properties fo:font-style="normal" officeooo:rsid="04a93698" style:font-style-asian="normal" style:font-style-complex="normal"/>
    </style:style>
    <style:style style:name="T68" style:family="text">
      <style:text-properties fo:font-style="normal" officeooo:rsid="04aae790" style:font-style-asian="normal" style:font-style-complex="normal"/>
    </style:style>
    <style:style style:name="T69" style:family="text">
      <style:text-properties fo:font-style="normal" officeooo:rsid="04acc671" style:font-style-asian="normal" style:font-style-complex="normal"/>
    </style:style>
    <style:style style:name="T70" style:family="text">
      <style:text-properties fo:font-style="normal" officeooo:rsid="04ae02b1" style:font-style-asian="normal" style:font-style-complex="normal"/>
    </style:style>
    <style:style style:name="T71" style:family="text">
      <style:text-properties fo:font-style="normal" officeooo:rsid="04ae8f9b" style:font-style-asian="normal" style:font-style-complex="normal"/>
    </style:style>
    <style:style style:name="T72" style:family="text">
      <style:text-properties fo:font-style="normal" officeooo:rsid="04af6beb" style:font-style-asian="normal" style:font-style-complex="normal"/>
    </style:style>
    <style:style style:name="T73" style:family="text">
      <style:text-properties fo:font-style="normal" officeooo:rsid="04b0236f" style:font-style-asian="normal" style:font-style-complex="normal"/>
    </style:style>
    <style:style style:name="T74" style:family="text">
      <style:text-properties fo:font-style="normal" officeooo:rsid="04b13b17" style:font-style-asian="normal" style:font-style-complex="normal"/>
    </style:style>
    <style:style style:name="T75" style:family="text">
      <style:text-properties fo:font-style="normal" officeooo:rsid="04b19958" style:font-style-asian="normal" style:font-style-complex="normal"/>
    </style:style>
    <style:style style:name="T76" style:family="text">
      <style:text-properties fo:font-style="normal" officeooo:rsid="04b2604c" style:font-style-asian="normal" style:font-style-complex="normal"/>
    </style:style>
    <style:style style:name="T77" style:family="text">
      <style:text-properties fo:font-style="normal" officeooo:rsid="04b3d761" style:font-style-asian="normal" style:font-style-complex="normal"/>
    </style:style>
    <style:style style:name="T78" style:family="text">
      <style:text-properties fo:font-style="normal" officeooo:rsid="04b549a3" style:font-style-asian="normal" style:font-style-complex="normal"/>
    </style:style>
    <style:style style:name="T79" style:family="text">
      <style:text-properties fo:font-style="normal" officeooo:rsid="04b5e246" style:font-style-asian="normal" style:font-style-complex="normal"/>
    </style:style>
    <style:style style:name="T80" style:family="text">
      <style:text-properties fo:font-style="normal" officeooo:rsid="04b6a862" style:font-style-asian="normal" style:font-style-complex="normal"/>
    </style:style>
    <style:style style:name="T81" style:family="text">
      <style:text-properties fo:font-style="normal" officeooo:rsid="04b7367a" style:font-style-asian="normal" style:font-style-complex="normal"/>
    </style:style>
    <style:style style:name="T82" style:family="text">
      <style:text-properties fo:font-style="normal" officeooo:rsid="04b75304" style:font-style-asian="normal" style:font-style-complex="normal"/>
    </style:style>
    <style:style style:name="T83" style:family="text">
      <style:text-properties fo:font-style="normal" officeooo:rsid="04b7b3ad" style:font-style-asian="normal" style:font-style-complex="normal"/>
    </style:style>
    <style:style style:name="T84" style:family="text">
      <style:text-properties fo:font-style="normal" officeooo:rsid="04b7ed6a" style:font-style-asian="normal" style:font-style-complex="normal"/>
    </style:style>
    <style:style style:name="T85" style:family="text">
      <style:text-properties fo:font-style="normal" officeooo:rsid="04b97289" style:font-style-asian="normal" style:font-style-complex="normal"/>
    </style:style>
    <style:style style:name="T86" style:family="text">
      <style:text-properties fo:font-style="normal" officeooo:rsid="04ba74e2" style:font-style-asian="normal" style:font-style-complex="normal"/>
    </style:style>
    <style:style style:name="T87" style:family="text">
      <style:text-properties fo:font-style="normal" officeooo:rsid="04baecdb" style:font-style-asian="normal" style:font-style-complex="normal"/>
    </style:style>
    <style:style style:name="T88" style:family="text">
      <style:text-properties fo:font-style="normal" officeooo:rsid="04bc01c7" style:font-style-asian="normal" style:font-style-complex="normal"/>
    </style:style>
    <style:style style:name="T89" style:family="text">
      <style:text-properties fo:font-style="normal" officeooo:rsid="04bc0733" style:font-style-asian="normal" style:font-style-complex="normal"/>
    </style:style>
    <style:style style:name="T90" style:family="text">
      <style:text-properties fo:font-style="normal" officeooo:rsid="04bd9988" style:font-style-asian="normal" style:font-style-complex="normal"/>
    </style:style>
    <style:style style:name="T91" style:family="text">
      <style:text-properties fo:font-style="normal" officeooo:rsid="04bdbf97" style:font-style-asian="normal" style:font-style-complex="normal"/>
    </style:style>
    <style:style style:name="T92" style:family="text">
      <style:text-properties fo:font-style="normal" officeooo:rsid="04bdfaa2" style:font-style-asian="normal" style:font-style-complex="normal"/>
    </style:style>
    <style:style style:name="T93" style:family="text">
      <style:text-properties fo:font-style="normal" officeooo:rsid="04bf65eb" style:font-style-asian="normal" style:font-style-complex="normal"/>
    </style:style>
    <style:style style:name="T94" style:family="text">
      <style:text-properties fo:font-style="normal" officeooo:rsid="04bff078" style:font-style-asian="normal" style:font-style-complex="normal"/>
    </style:style>
    <style:style style:name="T95" style:family="text">
      <style:text-properties fo:font-style="normal" officeooo:rsid="04c000cb" style:font-style-asian="normal" style:font-style-complex="normal"/>
    </style:style>
    <style:style style:name="T96" style:family="text">
      <style:text-properties fo:font-style="normal" officeooo:rsid="04c1a47e" style:font-style-asian="normal" style:font-style-complex="normal"/>
    </style:style>
    <style:style style:name="T97" style:family="text">
      <style:text-properties officeooo:rsid="000a14f6"/>
    </style:style>
    <style:style style:name="T98" style:family="text">
      <style:text-properties officeooo:rsid="005714b7"/>
    </style:style>
    <style:style style:name="T99" style:family="text">
      <style:text-properties officeooo:rsid="00880dbe"/>
    </style:style>
    <style:style style:name="T100" style:family="text">
      <style:text-properties officeooo:rsid="007c6d62"/>
    </style:style>
    <style:style style:name="T101" style:family="text">
      <style:text-properties officeooo:rsid="01e21ff5"/>
    </style:style>
    <style:style style:name="T102" style:family="text">
      <style:text-properties officeooo:rsid="0233449b"/>
    </style:style>
    <style:style style:name="T103" style:family="text">
      <style:text-properties officeooo:rsid="02317916"/>
    </style:style>
    <style:style style:name="T104" style:family="text">
      <style:text-properties officeooo:rsid="0063a409"/>
    </style:style>
    <style:style style:name="T105" style:family="text">
      <style:text-properties officeooo:rsid="034a2232"/>
    </style:style>
    <style:style style:name="T106" style:family="text">
      <style:text-properties officeooo:rsid="0387836c"/>
    </style:style>
    <style:style style:name="T107" style:family="text">
      <style:text-properties officeooo:rsid="03b4652d"/>
    </style:style>
    <style:style style:name="T108" style:family="text">
      <style:text-properties officeooo:rsid="03b75219"/>
    </style:style>
    <style:style style:name="T109" style:family="text">
      <style:text-properties officeooo:rsid="023d18e5"/>
    </style:style>
    <style:style style:name="T110" style:family="text">
      <style:text-properties officeooo:rsid="00836784"/>
    </style:style>
    <style:style style:name="T111" style:family="text">
      <style:text-properties officeooo:rsid="036e9576"/>
    </style:style>
    <style:style style:name="T112" style:family="text">
      <style:text-properties officeooo:rsid="04701b83"/>
    </style:style>
    <style:style style:name="T113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107">Esser-</text:span>Skala, 201<text:span text:style-name="T112">9</text:span></text:p>
      <text:p text:style-name="P20"/>
      <text:p text:style-name="P20"/>
      <text:p text:style-name="P14">© 201<text:span text:style-name="T112">9</text:span> by Wolfgang <text:span text:style-name="T107">Esser-</text:span>Skala. This edition is licensed under the<text:span text:style-name="T105"><text:line-break/></text:span>Creative Commons Attribution<text:span text:style-name="T99">-NonCommercial-ShareAlike</text:span> 4.0 International License.<text:span text:style-name="T105"><text:line-break/></text:span>To view a copy of this license, visit http://creativecommons.org/licenses/by<text:span text:style-name="T100">-nc-sa</text:span>/4.0/.</text:p>
      <text:p text:style-name="P13"/>
      <text:p text:style-name="P15">Music engraving by LilyPond 2.18.0 (http://www.lilypond.org).<text:span text:style-name="T98"><text:line-break/>Front matter</text:span> typeset with EB Garamond (http://www.georgduffner.at/ebgaramond).</text:p>
      <text:p text:style-name="P20"/>
      <text:p text:style-name="P12">First <text:span text:style-name="T101">version</text:span>, <text:span text:style-name="T112">April 2019</text:span></text:p>
      <text:p text:style-name="P28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10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112">10</text:span>).</text:p>
      <text:p text:style-name="P3"/>
      <text:p text:style-name="P4">In general, this edition closely follows the <text:span text:style-name="T106">manuscript</text:span>. Any changes <text:span text:style-name="T97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2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5">Abbreviations: A, alto; B, bass;<text:span text:style-name="T109"> cor, horn; Ms, manuscript; o</text:span>rg, basses and organ; <text:span text:style-name="T109">r, rest;</text:span> T<text:span text:style-name="T110">, </text:span>tenor; <text:span text:style-name="T111">tr, trumpet; vl</text:span>, violin;<text:span text:style-name="T111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113">G L O R I A</text:span></text:p>
      <text:p text:style-name="P6"/>
      <text:p text:style-name="P10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51"><text:line-break/></text:span><text:span text:style-name="T53"><text:line-break/></text:span><text:span text:style-name="T52">108–220<text:tab/>org<text:tab/>In the Ms, bass figures only appear in bars 142, 158,</text:span><text:span text:style-name="T55"><text:line-break/><text:tab/><text:tab/></text:span><text:span text:style-name="T52">and 161. The remaining figures were added by the editor.</text:span><text:span text:style-name="T54"><text:line-break/></text:span><text:soft-page-break/><text:span text:style-name="T62">113<text:tab/>vl 2<text:tab/>2nd eighth in Ms: g′16–a′16</text:span><text:span text:style-name="T67"><text:line-break/>129<text:tab/>vl 1<text:tab/>1st quarter in Ms: g′8–b″16–g″16</text:span><text:span text:style-name="T62"><text:line-break/></text:span><text:span text:style-name="T56">142<text:tab/>vl 1<text:tab/>grace note missing in </text:span><text:span text:style-name="T57">M</text:span><text:span text:style-name="T56">s</text:span><text:span text:style-name="T58"><text:line-break/></text:span><text:span text:style-name="T56">14</text:span><text:span text:style-name="T58">4</text:span><text:span text:style-name="T56"><text:tab/>vl 1<text:tab/>grace note missing in </text:span><text:span text:style-name="T57">M</text:span><text:span text:style-name="T56">s<text:line-break/></text:span><text:span text:style-name="T54">143<text:tab/>T 1<text:tab/>last sixteenth in Ms: b16</text:span><text:span text:style-name="T63"><text:line-break/>148<text:tab/>vl 2<text:tab/>last eighth in Ms: d′8</text:span><text:span text:style-name="T52"><text:line-break/></text:span><text:span text:style-name="T59">155<text:tab/>vl 1<text:tab/>1st eighth in Ms: g′8</text:span><text:span text:style-name="T60"><text:line-break/></text:span><text:span text:style-name="T56">1</text:span><text:span text:style-name="T60">56</text:span><text:span text:style-name="T56"><text:tab/>vl 1<text:tab/>grace note missing in </text:span><text:span text:style-name="T57">M</text:span><text:span text:style-name="T56">s</text:span><text:span text:style-name="T64"><text:line-break/>178<text:tab/>vl 2<text:tab/>1st eighth in Ms: d′</text:span><text:span text:style-name="T65">8</text:span><text:span text:style-name="T59"><text:line-break/></text:span><text:span text:style-name="T51">181<text:tab/>org<text:tab/>1st eighth in Ms: d′8</text:span><text:span text:style-name="T61"><text:line-break/>204<text:tab/>vl 1<text:tab/>1st eighth in Ms: g′8</text:span><text:span text:style-name="T68"><text:line-break/>215<text:tab/>vl 2<text:tab/>1st quarter in Ms: g′8–d″16–b′16</text:span><text:span text:style-name="T66"><text:line-break/>216<text:tab/>vl 2<text:tab/>bar in Ms: a′4.–a′16–fis′16</text:span><text:span text:style-name="T69"><text:line-break/><text:line-break/></text:span><text:span text:style-name="T76">238<text:tab/>vl 2<text:tab/>1st half of bar in Ms: a″4–a″4<text:line-break/></text:span><text:span text:style-name="T69">248<text:tab/>org<text:tab/>bar in Ms: g2.–g4</text:span><text:span text:style-name="T70"><text:line-break/></text:span><text:span text:style-name="T72">254<text:tab/>B<text:tab/>1st note in Ms: f2.</text:span><text:span text:style-name="T73"><text:line-break/>281<text:tab/>B<text:tab/>2nd half note in M</text:span><text:span text:style-name="T74">s</text:span><text:span text:style-name="T73">: g2</text:span><text:span text:style-name="T72"><text:line-break/></text:span><text:span text:style-name="T70">283<text:tab/></text:span><text:span text:style-name="T75">B, </text:span><text:span text:style-name="T70">org<text:tab/>last quarter in Ms: d4</text:span><text:span text:style-name="T71"><text:line-break/>287<text:tab/>org<text:tab/>bar in Ms: c2–A2</text:span><text:span text:style-name="T77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8"><text:line-break/>363<text:tab/>T<text:tab/>1st quarter in Ms: d′8–b16–g16</text:span><text:span text:style-name="T82"><text:line-break/>376<text:tab/>vl 2<text:tab/>1st quarter in Ms: f′8–e′8</text:span><text:span text:style-name="T79"><text:line-break/></text:span><text:span text:style-name="T81">396<text:tab/>vl 1<text:tab/>1st eighth in Ms: d″8</text:span><text:span text:style-name="T83"><text:line-break/>412<text:tab/>org<text:tab/>bar in Ms: c2–r4</text:span><text:span text:style-name="T81"><text:line-break/></text:span><text:span text:style-name="T79">430<text:tab/>B<text:tab/>bar in Ms: bes4–g4–g4</text:span><text:span text:style-name="T80"><text:line-break/>448<text:tab/>B<text:tab/>2nd/3rd quarter in Ms: e2</text:span><text:span text:style-name="T11"><text:line-break/></text:span><text:span text:style-name="T14"><text:line-break/></text:span><text:span text:style-name="T84">494<text:tab/>vl 1<text:tab/>last eighth in Ms: c‴16–c‴16</text:span><text:span text:style-name="T85"><text:line-break/>507<text:tab/>vl 2<text:tab/>2nd half of bar in Ms: es′2</text:span><text:span text:style-name="T86"><text:line-break/><text:line-break/><text:line-break/><text:line-break/>540–641<text:tab/>org<text:tab/> </text:span><text:span text:style-name="T77">In the Ms, bass figures only appear in bars</text:span><text:span text:style-name="T86"> 568–578,<text:line-break/><text:tab/><text:tab/>584–588, 599–606, and 619f. </text:span><text:span text:style-name="T77">The remaining</text:span><text:span text:style-name="T86"> </text:span><text:span text:style-name="T77">figures</text:span><text:span text:style-name="T86"><text:line-break/><text:tab/><text:tab/></text:span><text:span text:style-name="T77">were added by the editor.</text:span><text:span text:style-name="T88"><text:line-break/></text:span><text:span text:style-name="T91">545<text:tab/>vl 2<text:tab/>1st quarter in Ms: d″16–d″16–a′16–a′16</text:span><text:span text:style-name="T92"><text:line-break/>560<text:tab/>org<text:tab/>4th eighth in Ms: g8</text:span><text:span text:style-name="T93"><text:line-break/>590<text:tab/>cor 2<text:tab/>2nd half of bar in Ms: g′8–g′8–g′4</text:span><text:span text:style-name="T91"><text:line-break/></text:span><text:span text:style-name="T88">594<text:tab/>vl 1, 2<text:tab/>1st quarter in Ms: a′16–a″16–a′8</text:span><text:span text:style-name="T87"><text:line-break/>596<text:tab/>B<text:tab/>last quarter in Ms: a4</text:span><text:span text:style-name="T89"><text:line-break/>609<text:tab/>vl 1<text:tab/>10th sixteenth in Ms: e′16</text:span><text:span text:style-name="T90"><text:line-break/>627<text:tab/>vl 2<text:tab/>11th sixteenth in Ms: fis″16</text:span><text:span text:style-name="T94"><text:line-break/>635<text:tab/>cor 2<text:tab/>2nd quarter in Ms: </text:span><text:span text:style-name="T95">c</text:span><text:span text:style-name="T94">″4</text:span><text:span text:style-name="T96"><text:line-break/><text:line-break/>647<text:tab/>T 1<text:tab/>last quarter in Ms: cis′4</text:span></text:p>
      <text:p text:style-name="P19"><text:line-break/><text:line-break/><text:line-break/><text:line-break/><text:line-break/><text:line-break/></text:p>
      <text:p text:style-name="P2">This edition has been compiled and checked with utmost diligence. Nevertheless, errors and mistakes cannot be totally excluded. Please report any errors and mistakes to <text:span text:style-name="T103">wolfgang</text:span> (at) <text:span text:style-name="T102">esser-skala</text:span>.at<text:span text:style-name="T103"> or create an issue or pull request on the edition’s GitHub page (https://github.com/skafdasschaf/ gassmann-missa-in-D)</text:span>. Your help will be greatly appreciated.</text:p>
      <text:p text:style-name="P11"/>
      <text:p text:style-name="P11"/>
      <text:p text:style-name="P11"><text:span text:style-name="T8">Salzburg, </text:span><text:span text:style-name="T15">April 2019</text:span><text:line-break/>Wolfgang <text:span text:style-name="T107">Esser-</text:span>Skala</text:p>
      <text:p text:style-name="P27"/>
      <text:p text:style-name="P24"><text:span text:style-name="T105"><text:line-break/></text:span>C O N T E N T S</text:p>
      <text:p text:style-name="P17"/>
      <text:p text:style-name="P16"/>
      <text:p text:style-name="P18"><text:span text:style-name="T3">Kyrie</text:span><text:span text:style-name="T108"><text:line-break/><text:tab/>1.1<text:tab/>Kyrie<text:tab/>3<text:line-break/><text:tab/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6-13T19:09:37.052477666</dc:date>
    <dc:creator>Wolfgang Skala</dc:creator>
    <meta:editing-duration>P12DT10H32M43S</meta:editing-duration>
    <meta:editing-cycles>1143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954" meta:character-count="4608" meta:non-whitespace-character-count="3678"/>
  </office:meta>
</office:document-meta>
</file>